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2cdb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DejaVu Sans Mono" officeooo:paragraph-rsid="00257cf4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1b9570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2cdbb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6b5a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a521c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DejaVu Sans Mono" fo:font-size="12pt" fo:letter-spacing="normal" fo:font-style="normal" fo:font-weight="normal" officeooo:rsid="0022cdbb" style:font-size-asian="12pt" style:font-size-complex="12pt" loext:padding="0cm" loext:border="none"/>
    </style:style>
    <style:style style:name="T7" style:family="text">
      <style:text-properties fo:font-variant="normal" fo:text-transform="none" fo:color="#000080" fo:font-size="12pt" fo:letter-spacing="normal" fo:font-style="normal" fo:font-weight="bold" officeooo:rsid="0022cdbb" style:font-size-asian="12pt" style:font-size-complex="12pt" loext:padding="0cm" loext:border="none"/>
    </style:style>
    <style:style style:name="T8" style:family="text">
      <style:text-properties fo:font-variant="normal" fo:text-transform="none" fo:font-size="12pt" fo:letter-spacing="normal" fo:font-style="normal" fo:font-weight="normal" officeooo:rsid="0022cdbb" style:font-size-asian="12pt" style:font-size-complex="12pt" loext:padding="0cm" loext:border="none"/>
    </style:style>
    <style:style style:name="T9" style:family="text">
      <style:text-properties style:font-name="DejaVu Sans Mono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8080" style:font-name="DejaVu Sans Mono" fo:font-weight="bold"/>
    </style:style>
    <style:style style:name="T15" style:family="text">
      <style:text-properties fo:color="#008080" fo:font-weight="bold"/>
    </style:style>
    <style:style style:name="T16" style:family="text">
      <style:text-properties fo:color="#660099"/>
    </style:style>
    <style:style style:name="T17" style:family="text">
      <style:text-properties fo:color="#660099" style:font-name="DejaVu Sans Mono"/>
    </style:style>
    <style:style style:name="T18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Atividade para fazer em Casa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4">Gravar</text:span></text:span><text:span text:style-name="Strong_20_Emphasis"><text:span text:style-name="T3"> arquivo </text:span></text:span><text:span text:style-name="Strong_20_Emphasis"><text:span text:style-name="T5">(neste programa você pode adicionar os campos e também há um botão para buscar os já cadastrados).</text:span></text:span></text:p>
      <text:p text:style-name="P2"><text:span text:style-name="Strong_20_Emphasis"><text:span text:style-name="T3"/></text:span></text:p>
      <text:p text:style-name="P7"><text:span text:style-name="Strong_20_Emphasis"><text:span text:style-name="T7">import </text:span></text:span><text:span text:style-name="Strong_20_Emphasis"><text:span text:style-name="T8">PySimpleGUI </text:span></text:span><text:span text:style-name="Strong_20_Emphasis"><text:span text:style-name="T7">as </text:span></text:span><text:span text:style-name="Strong_20_Emphasis"><text:span text:style-name="T8">sg</text:span></text:span></text:p>
      <text:p text:style-name="P4">layout = [</text:p>
      <text:p text:style-name="P5"><text:s text:c="4"/><text:span text:style-name="T9">[sg.Text(</text:span><text:span text:style-name="T14">'Por favor, entre com os dados solicitados para cadastro.'</text:span><text:span text:style-name="T9">)],</text:span></text:p>
      <text:p text:style-name="P5"><text:s text:c="4"/><text:span text:style-name="T9">[sg.Text(</text:span><text:span text:style-name="T14">'Nome *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InputText(</text:span><text:span text:style-name="T17">key</text:span><text:span text:style-name="T9">=</text:span><text:span text:style-name="T14">'nome'</text:span><text:span text:style-name="T9">)],</text:span></text:p>
      <text:p text:style-name="P5"><text:s text:c="4"/><text:span text:style-name="T9">[sg.Text(</text:span><text:span text:style-name="T14">'CPF *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InputText(</text:span><text:span text:style-name="T17">key</text:span><text:span text:style-name="T9">=</text:span><text:span text:style-name="T14">'cpf'</text:span><text:span text:style-name="T9">)],</text:span></text:p>
      <text:p text:style-name="P5"><text:s text:c="4"/><text:span text:style-name="T9">[sg.Text(</text:span><text:span text:style-name="T14">'E-mail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InputText(</text:span><text:span text:style-name="T17">key</text:span><text:span text:style-name="T9">=</text:span><text:span text:style-name="T14">'email'</text:span><text:span text:style-name="T9">)],</text:span></text:p>
      <text:p text:style-name="P5"><text:s text:c="4"/><text:span text:style-name="T9">[sg.Text(</text:span><text:span text:style-name="T14">'Telefone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InputText(</text:span><text:span text:style-name="T17">key</text:span><text:span text:style-name="T9">=</text:span><text:span text:style-name="T14">'telefone'</text:span><text:span text:style-name="T9">)],</text:span></text:p>
      <text:p text:style-name="P5"><text:s text:c="4"/><text:span text:style-name="T9">[sg.Submit(</text:span><text:span text:style-name="T14">'Enviar'</text:span><text:span text:style-name="T9">, </text:span><text:span text:style-name="T17">key</text:span><text:span text:style-name="T9">=</text:span><text:span text:style-name="T14">'enviar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Submit(</text:span><text:span text:style-name="T14">'Buscar Cadastros'</text:span><text:span text:style-name="T9">, </text:span><text:span text:style-name="T17">key</text:span><text:span text:style-name="T9">=</text:span><text:span text:style-name="T14">'buscar'</text:span><text:span text:style-name="T9">, </text:span><text:span text:style-name="T17">size</text:span><text:span text:style-name="T9">=(</text:span><text:span text:style-name="T18">15</text:span><text:span text:style-name="T9">,</text:span><text:span text:style-name="T18">1</text:span><text:span text:style-name="T9">)),</text:span></text:p>
      <text:p text:style-name="P5"><text:s text:c="4"/><text:span text:style-name="T9">sg.Cancel(</text:span><text:span text:style-name="T14">'Cancelar'</text:span><text:span text:style-name="T9">, </text:span><text:span text:style-name="T17">size</text:span><text:span text:style-name="T9">=(</text:span><text:span text:style-name="T18">15</text:span><text:span text:style-name="T9">, </text:span><text:span text:style-name="T18">1</text:span><text:span text:style-name="T9">)), sg.Text(</text:span><text:span text:style-name="T14">'Campo Obrigatório *'</text:span><text:span text:style-name="T9">, </text:span><text:span text:style-name="T17">size</text:span><text:span text:style-name="T9">=(</text:span><text:span text:style-name="T18">20</text:span><text:span text:style-name="T9">, </text:span><text:span text:style-name="T18">1</text:span><text:span text:style-name="T9">))]</text:span></text:p>
      <text:p text:style-name="P5"><text:s text:c="4"/><text:span text:style-name="T9">]</text:span></text:p>
      <text:p text:style-name="P4">window = sg.Window(<text:span text:style-name="T15">'Cadastro no UPSUS'</text:span>, <text:span text:style-name="T16">layout</text:span>=layout, <text:span text:style-name="T16">resizable</text:span>=<text:span text:style-name="T11">True</text:span>)</text:p>
      <text:p text:style-name="P4">button, values = window.Read()</text:p>
      <text:p text:style-name="P4"><text:span text:style-name="T11">if </text:span>button == <text:span text:style-name="T15">'enviar'</text:span>:</text:p>
      <text:p text:style-name="P5"><text:s text:c="4"/><text:span text:style-name="T13">while </text:span><text:span text:style-name="T9">values[</text:span><text:span text:style-name="T14">'nome'</text:span><text:span text:style-name="T9">] == </text:span><text:span text:style-name="T14">'' </text:span><text:span text:style-name="T13">or </text:span><text:span text:style-name="T9">values[</text:span><text:span text:style-name="T14">'cpf'</text:span><text:span text:style-name="T9">] == </text:span><text:span text:style-name="T14">''</text:span><text:span text:style-name="T9">:</text:span></text:p>
      <text:p text:style-name="P5"><text:s text:c="8"/><text:span text:style-name="T9">sg.Popup(</text:span><text:span text:style-name="T14">'Alerta!!!'</text:span><text:span text:style-name="T9">, </text:span><text:span text:style-name="T14">'O Nome e o CPF são campos obrigatórios.'</text:span><text:span text:style-name="T9">)</text:span></text:p>
      <text:p text:style-name="P5"><text:s text:c="8"/><text:span text:style-name="T9">button, values = window.Read()</text:span></text:p>
      <text:p text:style-name="P5"><text:s text:c="4"/><text:span text:style-name="T9">arq = </text:span><text:span text:style-name="T12">open</text:span><text:span text:style-name="T9">(</text:span><text:span text:style-name="T14">'arquivo.txt'</text:span><text:span text:style-name="T9">, </text:span><text:span text:style-name="T14">'a'</text:span><text:span text:style-name="T9">)</text:span></text:p>
      <text:p text:style-name="P5"><text:s text:c="4"/><text:span text:style-name="T9">arq.write(values[</text:span><text:span text:style-name="T14">'nome'</text:span><text:span text:style-name="T9">] + </text:span><text:span text:style-name="T14">',' </text:span><text:span text:style-name="T9">+ values[</text:span><text:span text:style-name="T14">'cpf'</text:span><text:span text:style-name="T9">] + </text:span><text:span text:style-name="T14">',' </text:span><text:span text:style-name="T9">+ values[</text:span><text:span text:style-name="T14">'email'</text:span><text:span text:style-name="T9">] + </text:span><text:span text:style-name="T14">',' </text:span><text:span text:style-name="T9">+ values[</text:span><text:span text:style-name="T14">'telefone'</text:span><text:span text:style-name="T9">] + </text:span><text:span text:style-name="T14">'</text:span><text:span text:style-name="T13">\n</text:span><text:span text:style-name="T14">'</text:span><text:span text:style-name="T9">)</text:span></text:p>
      <text:p text:style-name="P5"><text:s text:c="4"/><text:span text:style-name="T9">arq.close()</text:span></text:p>
      <text:p text:style-name="P5"><text:s text:c="4"/><text:span text:style-name="T12">print</text:span><text:span text:style-name="T9">(values)</text:span></text:p>
      <text:p text:style-name="P4"><text:span text:style-name="T11">if </text:span>button == <text:span text:style-name="T15">'buscar'</text:span>:</text:p>
      <text:p text:style-name="P5"><text:s text:c="4"/><text:span text:style-name="T9">arq = </text:span><text:span text:style-name="T12">open</text:span><text:span text:style-name="T9">(</text:span><text:span text:style-name="T14">'arquivo.txt'</text:span><text:span text:style-name="T9">, </text:span><text:span text:style-name="T14">'r'</text:span><text:span text:style-name="T9">)</text:span></text:p>
      <text:p text:style-name="P5"><text:s text:c="4"/><text:span text:style-name="T9">documento = arq.read()</text:span></text:p>
      <text:p text:style-name="P5"><text:s text:c="4"/><text:span text:style-name="T12">print</text:span><text:span text:style-name="T9">(documento)</text:span></text:p>
      <text:p text:style-name="P10"><text:s text:c="4"/><text:span text:style-name="T9">arq.close()</text:span></text:p>
      <text:p text:style-name="P7"><text:span text:style-name="Strong_20_Emphasis"><text:span text:style-name="T6"/></text:span></text:p>
      <text:p text:style-name="P2"><text:span text:style-name="Strong_20_Emphasis"><text:span text:style-name="T3"/></text:span></text:p>
      <text:p text:style-name="P1"><text:bookmark text:name="__DdeLink__230_2787056081"/><text:span text:style-name="Strong_20_Emphasis"><text:span text:style-name="T2"/></text:span></text:p>
      <text:p text:style-name="P1"><text:span text:style-name="Strong_20_Emphasis"><text:span text:style-name="T2"><text:s text:c="4"/></text:span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57:21.872903838</meta:creation-date>
    <dc:date>2019-05-20T17:54:47.585643550</dc:date>
    <meta:editing-duration>PT33M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45" meta:character-count="1294" meta:non-whitespace-character-count="1088"/>
  </office:meta>
</office:document-meta>
</file>